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Ubuntu" svg:font-family="Ubuntu"/>
    <style:font-face style:name="Tlwg Typo" svg:font-family="&quot;Tlwg Typo&quot;"/>
    <style:font-face style:name="Ubuntu1" svg:font-family="Ubuntu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5" style:family="table-cell" style:parent-style-name="Default" style:data-style-name="N36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7" style:family="table-cell" style:parent-style-name="Default" style:data-style-name="N14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8" style:family="table-cell" style:parent-style-name="Default" style:data-style-name="N36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9" style:family="table-cell" style:parent-style-name="Default" style:data-style-name="N36">
      <style:table-cell-properties style:vertical-align="middle"/>
      <style:text-properties style:font-name="Tlwg Typo" style:font-name-asian="Tlwg Typo" style:font-name-complex="Tlwg Typo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11" style:family="table-cell" style:parent-style-name="ConditionalStyle_1_32_1" style:data-style-name="N0">
      <style:table-cell-properties fo:border="thin solid #000000" style:vertical-align="middle" fo:background-color="#DDDDDD" style:cell-protect="protected" style:repeat-content="false"/>
      <style:paragraph-properties fo:text-align="end" fo:margin-right="0cm"/>
      <style:text-properties style:font-name="Ubuntu" style:font-name-asian="Ubuntu" style:font-name-complex="Ubuntu" fo:font-size="8pt" style:font-size-asian="8pt" style:font-size-complex="8pt"/>
    </style:style>
    <style:style style:name="ce12" style:family="table-cell" style:parent-style-name="Default" style:data-style-name="N14">
      <style:table-cell-properties fo:border="thin solid #000000" style:vertical-align="middle" fo:background-color="#DDDDDD"/>
      <style:text-properties style:font-name="Ubuntu" style:font-name-asian="Ubuntu" style:font-name-complex="Ubuntu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" style:font-name-asian="Ubuntu" style:font-name-complex="Ubuntu" fo:font-size="6pt" style:font-size-asian="6pt" style:font-size-complex="6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7" style:family="table-cell" style:parent-style-name="Default" style:data-style-name="N36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8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81D41A"/>
      <style:text-properties style:font-name="Ubuntu" style:font-name-asian="Ubuntu" style:font-name-complex="Ubuntu" fo:font-size="8pt" style:font-size-asian="8pt" style:font-size-complex="8pt"/>
    </style:style>
    <style:style style:name="ce20" style:family="table-cell" style:parent-style-name="Default" style:data-style-name="N0">
      <style:table-cell-properties style:vertical-align="middle" fo:background-color="transparent"/>
      <style:text-properties style:font-name="Ubuntu" style:font-name-asian="Ubuntu" style:font-name-complex="Ubuntu"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background-color="#FFFFD7"/>
      <style:text-properties style:font-name="Ubuntu" style:font-name-asian="Ubuntu" style:font-name-complex="Ubuntu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/>
    </style:style>
    <style:style style:name="ce29" style:family="table-cell" style:parent-style-name="Default" style:data-style-name="N0">
      <style:text-properties style:font-name="Ubuntu1" style:font-name-asian="Ubuntu1" style:font-name-complex="Ubuntu1"/>
    </style:style>
    <style:style style:name="ce30" style:family="table-cell" style:parent-style-name="Default" style:data-style-name="N0">
      <style:text-properties style:font-name="Ubuntu1" style:font-name-asian="Ubuntu1" style:font-name-complex="Ubuntu1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style:font-name="Ubuntu" style:font-name-asian="Ubuntu" style:font-name-complex="Ubuntu" fo:font-size="8pt" style:font-size-asian="8pt" style:font-size-complex="8pt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8.14916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3.97cm"/>
    </style:style>
    <style:style style:name="co10" style:family="table-column">
      <style:table-column-properties fo:break-before="auto" style:column-width="13.7054166666667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6.3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4.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8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32" style:family="table-cell" style:parent-style-name="Default" style:data-style-name="N14">
      <style:table-cell-properties fo:border="thin solid #000000" style:vertical-align="middle" fo:background-color="#DDDDDD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  <style:style style:name="ce33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lt;0" style:apply-style-name="cf2"/>
    </style:style>
    <style:style style:name="ce34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maximum-difference="1E-4"/>
      </table:calculation-settings>
      <table:content-validations>
        <table:content-validation table:name="val1" table:condition="of:cell-content-is-decimal-number() and cell-content()&lt;=1">
          <table:help-message/>
          <table:error-message table:display="true"/>
        </table:content-validation>
        <table:content-validation table:name="val2" table:condition="of:cell-content-is-decimal-number() and cell-content()&lt;=1">
          <table:help-message/>
          <table:error-message table:display="true"/>
        </table:content-validation>
        <table:content-validation table:name="val3" table:condition="of:cell-content-is-in-list(&quot;não&quot;;&quot;sim&quot;)" table:allow-empty-cell="false">
          <table:help-message/>
          <table:error-message table:display="true"/>
        </table:content-validation>
      </table:content-validations>
      <table:table table:name="grup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13">
            <text:p>Grupo A4 (IML)</text:p>
          </table:table-cell>
          <table:covered-table-cell table:number-columns-repeated="2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3">
            <text:p>NMec</text:p>
          </table:table-cell>
          <table:table-cell office:value-type="string" table:style-name="ce3">
            <text:p>Nome</text:p>
          </table:table-cell>
          <table:table-cell office:value-type="string" table:style-name="ce4">
            <text:p>Participação global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20031" table:style-name="ce5">
            <text:p>120031</text:p>
          </table:table-cell>
          <table:table-cell office:value-type="string" table:style-name="ce6">
            <text:p>DIOGO COELHO AIRES DE NASCIMENTO</text:p>
          </table:table-cell>
          <table:table-cell office:value-type="percentage" office:value="0.33333333300000001" table:content-validation-name="val1" table:style-name="ce7">
            <text:p>33,33%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float" office:value="119253" table:style-name="ce5">
            <text:p>119253</text:p>
          </table:table-cell>
          <table:table-cell office:value-type="string" table:style-name="ce6">
            <text:p>DUARTE GABRIEL CASTRO BRANCO</text:p>
          </table:table-cell>
          <table:table-cell office:value-type="percentage" office:value="0.33329999999999999" table:content-validation-name="val1" table:style-name="ce7">
            <text:p>33,33%</text:p>
          </table:table-cell>
          <table:table-cell table:style-name="ce31"/>
          <table:table-cell table:number-columns-repeated="1020" table:style-name="ce2"/>
          <table:table-cell table:number-columns-repeated="15360"/>
        </table:table-row>
        <table:table-row table:style-name="ro3">
          <table:table-cell office:value-type="float" office:value="119786" table:style-name="ce5">
            <text:p>119786</text:p>
          </table:table-cell>
          <table:table-cell office:value-type="string" table:style-name="ce6">
            <text:p>HENRIQUE MIGUEL SENRA REVELES</text:p>
          </table:table-cell>
          <table:table-cell office:value-type="percentage" office:value="0.33329999999999999" table:content-validation-name="val1" table:style-name="ce7">
            <text:p>33,33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5">
            <text:p>---</text:p>
          </table:table-cell>
          <table:table-cell office:value-type="string" table:style-name="ce6">
            <text:p>---</text:p>
          </table:table-cell>
          <table:table-cell table:content-validation-name="val1" table:style-name="ce7"/>
          <table:table-cell table:style-name="ce8"/>
          <table:table-cell table:style-name="ce9"/>
          <table:table-cell table:number-columns-repeated="4" table:style-name="ce8"/>
          <table:table-cell table:number-columns-repeated="16375"/>
        </table:table-row>
        <table:table-row table:number-rows-repeated="2" table:style-name="ro3">
          <table:table-cell office:value-type="string" table:style-name="ce5">
            <text:p>---</text:p>
          </table:table-cell>
          <table:table-cell office:value-type="string" table:style-name="ce6">
            <text:p>---</text:p>
          </table:table-cell>
          <table:table-cell table:content-validation-name="val1" table:style-name="ce7"/>
          <table:table-cell table:number-columns-repeated="1021" table:style-name="ce2"/>
          <table:table-cell table:number-columns-repeated="15360"/>
        </table:table-row>
        <table:table-row table:style-name="ro3">
          <table:table-cell table:style-name="ce10"/>
          <table:table-cell office:value-type="string" table:style-name="ce11">
            <text:p>Total:</text:p>
          </table:table-cell>
          <table:table-cell office:value-type="percentage" office:value="0.99993333299999998" table:formula="of:=SUM([.C3:.C8])" table:style-name="ce32">
            <text:p>99,99%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7" table:style-name="ro3">
          <table:table-cell table:number-columns-repeated="16384"/>
        </table:table-row>
      </table:table>
      <table:table table:name="participação" table:style-name="ta2">
        <table:table-column table:style-name="co5" table:default-cell-style-name="ce2"/>
        <table:table-column table:style-name="co6" table:number-columns-repeated="6" table:default-cell-style-name="ce16"/>
        <table:table-column table:style-name="co7" table:default-cell-style-name="ce16"/>
        <table:table-column table:style-name="co1" table:number-columns-repeated="1013" table:default-cell-style-name="ce2"/>
        <table:table-column table:style-name="co4" table:number-columns-repeated="15363" table:default-cell-style-name="ce1"/>
        <table:table-row table:style-name="ro5">
          <table:table-cell office:value-type="string" table:style-name="ce14">
            <text:p>Participação por tópico</text:p>
          </table:table-cell>
          <table:table-cell office:value-type="string" office:string-value="DIOGO COELHO AIRES DE NASCIMENTO" table:formula="of:=IF([.B2]=&quot;---&quot;;&quot;---&quot;;VLOOKUP([.B2];[grupo.$A$3:.$B$8];2;0))" table:style-name="ce15">
            <text:p>DIOGO COELHO AIRES DE NASCIMENTO</text:p>
          </table:table-cell>
          <table:table-cell office:value-type="string" office:string-value="DUARTE GABRIEL CASTRO BRANCO" table:formula="of:=IF([.C2]=&quot;---&quot;;&quot;---&quot;;VLOOKUP([.C2];[grupo.$A$3:.$B$8];2;0))" table:style-name="ce15">
            <text:p>DUARTE GABRIEL CASTRO BRANCO</text:p>
          </table:table-cell>
          <table:table-cell office:value-type="string" office:string-value="HENRIQUE MIGUEL SENRA REVELES" table:formula="of:=IF([.D2]=&quot;---&quot;;&quot;---&quot;;VLOOKUP([.D2];[grupo.$A$3:.$B$8];2;0))" table:style-name="ce15">
            <text:p>HENRIQUE MIGUEL SENRA REVELES</text:p>
          </table:table-cell>
          <table:table-cell office:value-type="string" office:string-value="---" table:formula="of:=IF([.E2]=&quot;---&quot;;&quot;---&quot;;VLOOKUP([.E2];[grupo.$A$3:.$B$8];2;0))" table:style-name="ce15">
            <text:p>---</text:p>
          </table:table-cell>
          <table:table-cell office:value-type="string" office:string-value="---" table:formula="of:=IF([.F2]=&quot;---&quot;;&quot;---&quot;;VLOOKUP([.F2];[grupo.$A$3:.$B$8];2;0))" table:style-name="ce15">
            <text:p>---</text:p>
          </table:table-cell>
          <table:table-cell office:value-type="string" office:string-value="---" table:formula="of:=IF([.G2]=&quot;---&quot;;&quot;---&quot;;VLOOKUP([.G2];[grupo.$A$3:.$B$8];2;0))" table:style-name="ce15">
            <text:p>---</text:p>
          </table:table-cell>
          <table:table-cell table:style-name="ce3"/>
          <table:table-cell table:number-columns-repeated="1013" table:style-name="ce16"/>
          <table:table-cell table:number-columns-repeated="15363"/>
        </table:table-row>
        <table:table-row table:style-name="ro3">
          <table:table-cell office:value-type="string" table:style-name="ce3">
            <text:p>Tópico</text:p>
          </table:table-cell>
          <table:table-cell office:value-type="float" office:value="120031" table:formula="of:=IF([grupo.A3]=0;&quot;---&quot;;[grupo.A3])" table:style-name="ce17">
            <text:p>120031</text:p>
          </table:table-cell>
          <table:table-cell office:value-type="float" office:value="119253" table:formula="of:=IF([grupo.A4]=0;&quot;---&quot;;[grupo.A4])" table:style-name="ce17">
            <text:p>119253</text:p>
          </table:table-cell>
          <table:table-cell office:value-type="float" office:value="119786" table:formula="of:=IF([grupo.A5]=0;&quot;---&quot;;[grupo.A5])" table:style-name="ce17">
            <text:p>119786</text:p>
          </table:table-cell>
          <table:table-cell office:value-type="string" office:string-value="---" table:formula="of:=IF([grupo.A6]=0;&quot;---&quot;;[grupo.A6])" table:style-name="ce17">
            <text:p>---</text:p>
          </table:table-cell>
          <table:table-cell office:value-type="string" office:string-value="---" table:formula="of:=IF([grupo.A7]=0;&quot;---&quot;;[grupo.A7])" table:style-name="ce17">
            <text:p>---</text:p>
          </table:table-cell>
          <table:table-cell office:value-type="string" office:string-value="---" table:formula="of:=IF([grupo.A8]=0;&quot;---&quot;;[grupo.A8])" table:style-name="ce17">
            <text:p>---</text:p>
          </table:table-cell>
          <table:table-cell office:value-type="string" table:style-name="ce3">
            <text:p>sum</text:p>
          </table:table-cell>
          <table:table-cell table:number-columns-repeated="1013" table:style-name="ce16"/>
          <table:table-cell table:number-columns-repeated="15363"/>
        </table:table-row>
        <table:table-row table:style-name="ro3">
          <table:table-cell office:value-type="string" table:style-name="ce6">
            <text:p>Linguagem secundária (gramática, semântica, interpretação)</text:p>
          </table:table-cell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office:value-type="percentage" office:value="0" table:formula="of:=SUM([.B3:.G3])" table:style-name="ce34">
            <text:p>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Linguagem secundária (teste)</text:p>
          </table:table-cell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office:value-type="percentage" office:value="0" table:formula="of:=SUM([.B4:.G4])" table:style-name="ce34">
            <text:p>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Gramática (principal):</text:p>
          </table:table-cell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office:value-type="percentage" office:value="0" table:formula="of:=SUM([.B5:.G5])" table:style-name="ce34">
            <text:p>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Análise semântica (principal):</text:p>
          </table:table-cell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office:value-type="percentage" office:value="0" table:formula="of:=SUM([.B6:.G6])" table:style-name="ce34">
            <text:p>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Geração de código:</text:p>
          </table:table-cell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office:value-type="percentage" office:value="0" table:formula="of:=SUM([.B7:.G7])" table:style-name="ce34">
            <text:p>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Teste (min*):</text:p>
          </table:table-cell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office:value-type="percentage" office:value="0" table:formula="of:=SUM([.B8:.G8])" table:style-name="ce34">
            <text:p>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Teste (outros programas):</text:p>
          </table:table-cell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office:value-type="percentage" office:value="0" table:formula="of:=SUM([.B9:.G9])" table:style-name="ce34">
            <text:p>0%</text:p>
          </table:table-cell>
          <table:table-cell table:number-columns-repeated="1013" table:style-name="ce2"/>
          <table:table-cell table:number-columns-repeated="15363"/>
        </table:table-row>
        <table:table-row table:style-name="ro6">
          <table:table-cell table:style-name="ce19"/>
          <table:table-cell table:number-columns-repeated="7" table:style-name="ce3"/>
          <table:table-cell table:number-columns-repeated="1013" table:style-name="ce20"/>
          <table:table-cell table:number-columns-repeated="15363"/>
        </table:table-row>
        <table:table-row table:number-rows-repeated="1048566" table:style-name="ro3">
          <table:table-cell table:number-columns-repeated="16384"/>
        </table:table-row>
      </table:table>
      <table:table table:name="requisitos" table:style-name="ta3"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7">
          <table:table-cell office:value-type="string" table:style-name="ce21">
            <text:p>nível</text:p>
          </table:table-cell>
          <table:table-cell office:value-type="string" table:style-name="ce21">
            <text:p>Requisito</text:p>
          </table:table-cell>
          <table:table-cell office:value-type="string" table:style-name="ce21">
            <text:p>sim/não</text:p>
          </table:table-cell>
          <table:table-cell table:number-columns-repeated="16381" table:style-name="ce22"/>
        </table:table-row>
        <table:table-row table:style-name="ro3">
          <table:table-cell office:value-type="string" table:number-columns-spanned="1" table:number-rows-spanned="10" table:style-name="ce26">
            <text:p>Mínimo</text:p>
          </table:table-cell>
          <table:table-cell office:value-type="string" table:style-name="ce6">
            <text:p>Carregar e salvar imagens pgm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Tipos de dados imagem, string, número e percentagem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Expressões aritméticas numéricas e concatenação de texto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Operações morfológicas, escala, flip, pixel a pixel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Escrita stdout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eitura stdin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Conversão tipos de dados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Desenho de imagens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Verificação semântica do sistema de tipos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nguagem secundária</text:p>
          </table:table-cell>
          <table:table-cell office:value-type="string" table:content-validation-name="val3" table:style-name="ce23">
            <text:p>não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7" table:style-name="ce27">
            <text:p>Desejável</text:p>
          </table:table-cell>
          <table:table-cell office:value-type="string" table:style-name="ce25">
            <text:p>Expressões booleanas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Instrução condicional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Outras intruções iterativas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Operadores any pixel, all pixel, count pixel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Tipo de dados lista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Gerar filme gif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Operações top hat, black hat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13" table:style-name="ce26">
            <text:p>Avançado</text:p>
          </table:table-cell>
          <table:table-cell table:style-name="ce6"/>
          <table:table-cell table:content-validation-name="val3" table:style-name="ce23"/>
          <table:table-cell table:number-columns-repeated="16381"/>
        </table:table-row>
        <table:table-row table:number-rows-repeated="7" table:style-name="ro3">
          <table:covered-table-cell/>
          <table:table-cell table:style-name="ce6"/>
          <table:table-cell table:content-validation-name="val3" table:style-name="ce23"/>
          <table:table-cell table:number-columns-repeated="16381"/>
        </table:table-row>
        <table:table-row table:number-rows-repeated="5" table:style-name="ro4">
          <table:covered-table-cell/>
          <table:table-cell table:style-name="ce6"/>
          <table:table-cell table:content-validation-name="val3" table:style-name="ce23"/>
          <table:table-cell table:number-columns-repeated="16381"/>
        </table:table-row>
        <table:table-row table:number-rows-repeated="1048545" table:style-name="ro3">
          <table:table-cell table:number-columns-repeated="16384"/>
        </table:table-row>
      </table:table>
      <table:table table:name="comentário" table:style-name="ta2">
        <table:table-column table:style-name="co10" table:default-cell-style-name="ce30"/>
        <table:table-column table:style-name="co11" table:number-columns-repeated="61" table:default-cell-style-name="ce30"/>
        <table:table-column table:style-name="co1" table:number-columns-repeated="962" table:default-cell-style-name="ce30"/>
        <table:table-column table:style-name="co4" table:number-columns-repeated="15360" table:default-cell-style-name="ce1"/>
        <table:table-row table:style-name="ro8">
          <table:table-cell office:value-type="string" table:style-name="ce28">
            <text:p>Comentários</text:p>
          </table:table-cell>
          <table:table-cell table:number-columns-repeated="16383" table:style-name="ce29"/>
        </table:table-row>
        <table:table-row table:style-name="ro9">
          <table:table-cell table:number-columns-repeated="1024" table:style-name="ce30"/>
          <table:table-cell table:number-columns-repeated="15360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Ubuntu" svg:font-family="Ubuntu"/>
    <style:font-face style:name="Tlwg Typo" svg:font-family="&quot;Tlwg Typo&quot;"/>
    <style:font-face style:name="Ubuntu1" svg:font-family="Ubuntu1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0" number:min-decimal-places="0" number:min-integer-digits="6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13">
      <style:table-cell-properties style:vertical-align="middle" fo:background-color="#CC0000" style:repeat-content="false"/>
      <style:paragraph-properties fo:text-align="center"/>
      <style:text-properties fo:color="#FFFFFF" style:font-name="Ubuntu" style:font-name-asian="Ubuntu" style:font-name-complex="Ubuntu" fo:font-size="8pt" style:font-size-asian="8pt" style:font-size-complex="8pt" fo:font-weight="bold" style:font-weight-asian="bold" style:font-weight-complex="bold"/>
    </style:style>
    <style:style style:name="ConditionalStyle_1_32_1" style:display-name="ConditionalStyle_1 1" style:family="table-cell" style:data-style-name="N0">
      <style:table-cell-properties style:vertical-align="automatic" fo:background-color="#81D41A"/>
      <style:text-properties style:font-name="Ubuntu" style:font-name-asian="Ubuntu" style:font-name-complex="Ubuntu"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 style:data-style-name="N13">
      <style:table-cell-properties fo:background-color="#81D41A"/>
    </style:style>
    <style:style style:name="cf2" style:family="table-cell" style:data-style-name="N13">
      <style:table-cell-properties fo:background-color="#CC0000"/>
      <style:text-properties fo:color="#FFFFFF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Diogo Nascimento</dc:creator>
    <meta:creation-date>2022-12-28T14:47:45Z</meta:creation-date>
    <dc:date>2025-06-16T17:49:32Z</dc:date>
    <meta:editing-cycles>131</meta:editing-cycles>
    <meta:editing-duration>PT122970S</meta:editing-duration>
  </office:meta>
</office:document-meta>
</file>